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color="#000000" style:font-name="sans-serif" fo:font-style="italic" style:font-style-asian="italic" style:font-style-complex="italic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rsid="001c112e" officeooo:paragraph-rsid="001c112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en de Comentarios</text:p>
      <text:p text:style-name="Standard"/>
      <text:p text:style-name="P4">Comando del terminal de linux</text:p>
      <text:p text:style-name="P4"/>
      <text:p text:style-name="P4">Ctrl+l <text:s/>/////// Limpia el terminal</text:p>
      <text:p text:style-name="P4">cp -r directorio/ destino Crea una copia del directorio con todos los archivos dentro<text:tab/></text:p>
      <text:p text:style-name="Standard"/>
      <text:p text:style-name="Standard">Para programar Arduino desde el terminal es necesario instalar “arduino-mk”</text:p>
      <text:p text:style-name="Standard"/>
      <text:p text:style-name="Standard">make <text:s/>//////////////////////////////copila el programa</text:p>
      <text:p text:style-name="Standard">make upload ////////////////////copila y carga el programa en la tarjeta</text:p>
      <text:p text:style-name="Standard">make upload clean <text:s/>//////////limpia el terminal depues de cargar el programa</text:p>
      <text:p text:style-name="Standard"/>
      <text:p text:style-name="Standard">############ Makefile ###########</text:p>
      <text:p text:style-name="Standard"/>
      <text:p text:style-name="Standard">ARDUINO_DIR = /<text:span text:style-name="Fuente_20_de_20_párrafo_20_predeter."><text:span text:style-name="T1">usr</text:span></text:span>/share/arduino</text:p>
      <text:p text:style-name="Standard">ARDUINO_PORT = /<text:span text:style-name="Fuente_20_de_20_párrafo_20_predeter."><text:span text:style-name="T1">dev/ttyUSB0</text:span></text:span></text:p>
      <text:p text:style-name="P1">USER_LIB_PAH = /home/pi/sketchbook/libraries<text:tab/></text:p>
      <text:p text:style-name="P1">BOARD_TAG = uno</text:p>
      <text:p text:style-name="P1"/>
      <text:p text:style-name="P1">include /usr/share/arduino/Arduino.mk</text:p>
      <text:p text:style-name="P1"/>
      <text:p text:style-name="P1">##################################</text:p>
      <text:p text:style-name="P1"/>
      <text:p text:style-name="P1">Para instalar instalar el programa necesario para ver el puerto serial:</text:p>
      <text:p text:style-name="P1">sudo apt-get install screen</text:p>
      <text:p text:style-name="P1"/>
      <text:p text:style-name="P1">make upload monitor clean ## para cargar el programa y visualizar el puerto com</text:p>
      <text:p text:style-name="P1"/>
      <text:p text:style-name="P1">screen list ## visualiza los terminales que siguen abiertos</text:p>
      <text:p text:style-name="P1">screen X -quit <text:s/>## para eliminar cualquier procedimiento de screen</text:p>
      <text:p text:style-name="P1">screen -r ## para volver a abrir el puerto com</text:p>
      <text:p text:style-name="P1"/>
      <text:p text:style-name="P1">######### pySerial ########</text:p>
      <text:p text:style-name="P1"/>
      <text:p text:style-name="P1">ser = serial.Serial('/dev/ttyUSB0') ## open serial <text:s/>port</text:p>
      <text:p text:style-name="P1">pirnt(ser.name) ## Muestra el serial seleccionado</text:p>
      <text:p text:style-name="P1">ser.write(b’hello’) ## Escribe una cadena de caracteres</text:p>
      <text:p text:style-name="P1">ser.close() ## Cierra el puerto</text:p>
      <text:p text:style-name="P1"/>
      <text:p text:style-name="P1">x = ser. read() ## leer un byte</text:p>
      <text:p text:style-name="P1">s = ser.read (10) ## leer hasta 10 bytes (timeout)</text:p>
      <text:p text:style-name="P1">line = ser.readline()<text:tab/>## Leer una linea completa hasta /n</text:p>
      <text:p text:style-name="P1"/>
      <text:p text:style-name="P2">Open port at “38400,8,E,1”, non blocking HW handshaking: ## ni idea que es</text:p>
      <text:p text:style-name="P2"/>
      <text:p text:style-name="P2">###### este es el ejemplo ######</text:p>
      <text:p text:style-name="P2">ser = serial.Serial('COM3', 38400, timeout=0, parity=serial.PARITY_EVEN, rtscts=1)</text:p>
      <text:p text:style-name="P2">s = ser.read(100) <text:s text:c="6"/># read up to one hundred bytes <text:s/># or as much is in the buffer</text:p>
      <text:p text:style-name="P2"/>
      <text:p text:style-name="P2">##### crear archivo con Python #####</text:p>
      <text:p text:style-name="P2">import os ## librería necesaria para manipulación de archivos </text:p>
      <text:p text:style-name="P2"><text:soft-page-break/>file = open("/ruta/filename.txt", "w") <text:s/>## creando <text:s/>el archivo con propiedad escribible </text:p>
      <text:p text:style-name="P2">file.write("Primera línea" + os.linesep) <text:s/>## escritura de una nueva línea </text:p>
      <text:p text:style-name="P2">file.close() <text:s/>## cerrando el documento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6-26T21:03:00Z</meta:creation-date>
    <dc:date>2019-08-09T16:09:19.858934673</dc:date>
    <meta:editing-cycles>5</meta:editing-cycles>
    <meta:editing-duration>PT19M20S</meta:editing-duration>
    <meta:document-statistic meta:table-count="0" meta:image-count="0" meta:object-count="0" meta:page-count="2" meta:paragraph-count="38" meta:word-count="279" meta:character-count="1947" meta:non-whitespace-character-count="1684"/>
    <meta:template xlink:type="simple" xlink:actuate="onRequest" xlink:title="" xlink:href="Normal"/>
  </office:meta>
</office:document-meta>
</file>